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41031" officeooo:paragraph-rsid="00041031"/>
    </style:style>
    <style:style style:name="P2" style:family="paragraph" style:parent-style-name="Standard">
      <style:text-properties style:font-name="Liberation Sans" officeooo:rsid="0006e813" officeooo:paragraph-rsid="0006e813"/>
    </style:style>
    <style:style style:name="P3" style:family="paragraph" style:parent-style-name="Standard">
      <style:text-properties style:font-name="Liberation Sans" officeooo:rsid="00070a0d" officeooo:paragraph-rsid="00070a0d"/>
    </style:style>
    <style:style style:name="P4" style:family="paragraph" style:parent-style-name="Standard">
      <style:text-properties style:font-name="Liberation Sans" officeooo:rsid="0009ce66" officeooo:paragraph-rsid="0009ce66"/>
    </style:style>
    <style:style style:name="P5" style:family="paragraph" style:parent-style-name="Standard">
      <style:text-properties style:font-name="Liberation Sans" officeooo:rsid="0009ce66" officeooo:paragraph-rsid="000b7f52"/>
    </style:style>
    <style:style style:name="P6" style:family="paragraph" style:parent-style-name="Standard">
      <style:text-properties style:font-name="Liberation Sans" officeooo:rsid="000b7f52" officeooo:paragraph-rsid="000b7f52"/>
    </style:style>
    <style:style style:name="P7" style:family="paragraph" style:parent-style-name="Standard">
      <style:text-properties style:font-name="Liberation Sans" officeooo:rsid="000df846" officeooo:paragraph-rsid="000df846"/>
    </style:style>
    <style:style style:name="P8" style:family="paragraph">
      <loext:graphic-properties draw:fill="none" draw:fill-color="#ffffff"/>
      <style:text-properties style:font-name="Liberation Sans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style:font-name="Liberation Sans"/>
    </style:style>
    <style:style style:name="P12" style:family="paragraph">
      <style:text-properties style:font-name="Liberation Sans"/>
    </style:style>
    <style:style style:name="P13" style:family="paragraph">
      <loext:graphic-properties draw:fill-color="#ffffff"/>
      <style:text-properties style:font-name="Liberation Sans"/>
    </style:style>
    <style:style style:name="P14" style:family="paragraph">
      <loext:graphic-properties draw:fill-color="#ffffff"/>
      <style:paragraph-properties style:writing-mode="lr-tb"/>
      <style:text-properties fo:font-size="12pt"/>
    </style:style>
    <style:style style:name="P15" style:family="paragraph">
      <loext:graphic-properties draw:fill-color="#ffffff"/>
    </style:style>
    <style:style style:name="T1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officeooo:rsid="0009ce66"/>
    </style:style>
    <style:style style:name="T3" style:family="text">
      <style:text-properties officeooo:rsid="000b7f52"/>
    </style:style>
    <style:style style:name="T4" style:family="text">
      <style:text-properties style:font-name="Liberation Sans"/>
    </style:style>
    <style:style style:name="gr1" style:family="graphic">
      <style:graphic-properties draw:stroke="none" svg:stroke-color="#000000" draw:fill="none" draw:fill-color="#ffffff" fo:min-height="0.586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729fcf" draw:marker-end="Extrémités_20_de_20_flèche_20_1" draw:fill-color="#ffffff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729fcf" draw:marker-end="Extrémités_20_de_20_flèche_20_1" draw:fill-color="#ffffff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vg:stroke-color="#729fcf" draw:fill-color="#ffffff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729fcf" draw:fill-color="#ffffff" draw:textarea-horizontal-align="justify" draw:textarea-vertical-align="middle" draw:auto-grow-height="false" fo:min-height="0.991cm" fo:min-width="5.05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color="#729fcf" draw:fill-color="#ffffff" draw:textarea-horizontal-align="justify" draw:textarea-vertical-align="middle" draw:auto-grow-height="false" fo:min-height="0.938cm" fo:min-width="2.36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svg:stroke-color="#729fcf" draw:fill-color="#ffffff" draw:textarea-horizontal-align="justify" draw:textarea-vertical-align="middle" draw:auto-grow-height="false" fo:min-height="0.991cm" fo:min-width="3.23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svg:stroke-color="#ffffff" draw:fill-color="#ffffff" draw:textarea-horizontal-align="justify" draw:textarea-vertical-align="middle" draw:auto-grow-height="false" fo:min-height="0.953cm" fo:min-width="0.907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fill-color="#ffffff" draw:textarea-horizontal-align="justify" draw:textarea-vertical-align="middle" draw:auto-grow-height="false" fo:min-height="0.319cm" fo:min-width="0.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ffffff" draw:textarea-horizontal-align="justify" draw:textarea-vertical-align="middle" draw:auto-grow-height="false" fo:min-height="1.409cm" fo:min-width="2.706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svg:stroke-color="#ffffff" draw:fill-color="#ffffff" draw:textarea-horizontal-align="justify" draw:textarea-vertical-align="middle" draw:auto-grow-height="false" fo:min-height="0.677cm" fo:min-width="0.61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fill-color="#ffffff" draw:textarea-horizontal-align="justify" draw:textarea-vertical-align="middle" draw:auto-grow-height="false" fo:min-height="1.409cm" fo:min-width="2.66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stroke="none" draw:fill="none" draw:fill-color="#ffffff" fo:min-height="0.6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svg:stroke-color="#729fcf" draw:fill-color="#ffffff" draw:textarea-horizontal-align="justify" draw:textarea-vertical-align="middle" draw:auto-grow-height="false" fo:min-height="1.034cm" fo:min-width="4.8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svg:stroke-color="#ffffff" draw:fill-color="#ffffff" draw:textarea-horizontal-align="justify" draw:textarea-vertical-align="middle" draw:auto-grow-height="false" fo:min-height="0.949cm" fo:min-width="0.90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fill-color="#ffffff" draw:textarea-horizontal-align="justify" draw:textarea-vertical-align="middle" draw:auto-grow-height="false" fo:min-height="1.409cm" fo:min-width="4.81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mple d'examen (sujet Génie industriel)</text:p>
      <text:p text:style-name="P1"/>
      <text:p text:style-name="P1">1) Comment mettre le texte txt="Bonjour" dans un programme C ? Expliquer</text:p>
      <text:p text:style-name="P1"/>
      <text:p text:style-name="P1">2) Proposer un algorithme puis un programme (3) pour connaitre la position d'une lettre dans un texte</text:p>
      <text:p text:style-name="P1"/>
      <text:p text:style-name="P1">4-5) Comment inverser les lettres d'un texte ? Proposer un <text:span text:style-name="T2">programme</text:span> puis un <text:span text:style-name="T2">algorithme</text:span></text:p>
      <text:p text:style-name="P1"/>
      <text:p text:style-name="P1">1)</text:p>
      <text:p text:style-name="P1">char txt[20]; // Déclaration</text:p>
      <text:p text:style-name="P1">strcpy(txt, "Bonjour"); // Affectation (Sous programme de la librairie string.h) </text:p>
      <text:p text:style-name="P1">txt = "Bonjour" ne fonctionne pas car pas un type primitif</text:p>
      <text:p text:style-name="P1">char txt[] = "Bonjour"; // Declaration et affectation</text:p>
      <text:p text:style-name="P1">ou</text:p>
      <text:p text:style-name="P1">char txt[] = {'B', 'o', 'n', 'j', 'o', 'u', 'r', '\0'}; // Declaration et affectation (\0 = fin de texte)</text:p>
      <text:p text:style-name="P1"/>
      <text:p text:style-name="P1"><draw:custom-shape text:anchor-type="paragraph" draw:z-index="0" draw:name="Forme 1" draw:style-name="gr16" draw:text-style-name="P13" svg:width="4.816cm" svg:height="1.41cm" svg:x="1.145cm" svg:y="0.415cm"><text:p text:style-name="P12"><text:span text:style-name="T4"><text:tab/></text:span><text:span text:style-name="T4">texte, lettre</text:span></text:p><draw:enhanced-geometry svg:viewBox="0 0 21600 21600" draw:type="rectangle" draw:enhanced-path="M 0 0 L 21600 0 21600 21600 0 21600 0 0 Z N"/></draw:custom-shape><draw:custom-shape text:anchor-type="paragraph" draw:z-index="1" draw:name="Forme 2" draw:style-name="gr9" draw:text-style-name="P15" svg:width="0.98cm" svg:height="0.98cm" draw:transform="rotate (2.37626577659028) translate (1.158875cm 1.79916666666667cm)"><text:p/>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</draw:custom-shape><draw:custom-shape text:anchor-type="paragraph" draw:z-index="2" draw:name="Forme 3" draw:style-name="gr15" draw:text-style-name="P15" svg:width="1.807cm" svg:height="1.899cm" svg:x="-0.028cm" svg:y="0.166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2)</text:p>
      <text:p text:style-name="P1"/>
      <text:p text:style-name="P1"/>
      <text:p text:style-name="P1"><draw:custom-shape text:anchor-type="paragraph" draw:z-index="3" draw:name="Forme 5" draw:style-name="gr14" draw:text-style-name="P13" svg:width="4.871cm" svg:height="1.034cm" svg:x="1.072cm" svg:y="1.464cm"><text:p text:style-name="P12"><text:span text:style-name="T4"><text:tab/></text:span><text:span text:style-name="T4">pos = 0</text:span></text:p><draw:enhanced-geometry svg:viewBox="0 0 21600 21600" draw:type="rectangle" draw:enhanced-path="M 0 0 L 21600 0 21600 21600 0 21600 0 0 Z N"/></draw:custom-shape><draw:custom-shape text:anchor-type="paragraph" draw:z-index="4" draw:name="Forme 6" draw:style-name="gr6" draw:text-style-name="P13" svg:width="4.733cm" svg:height="1.876cm" svg:x="1.104cm" svg:y="3.332cm"><text:p text:style-name="P12"><text:span text:style-name="T4">pos &lt; strlen(texte)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" draw:name="Forme 8" draw:style-name="gr5" draw:text-style-name="P13" svg:width="5.06cm" svg:height="0.992cm" svg:x="1.041cm" svg:y="8.558cm"><text:p text:style-name="P12"><text:span text:style-name="T4"><text:tab/></text:span><text:span text:style-name="T4">pos = pos + 1</text:span></text:p><draw:enhanced-geometry svg:viewBox="0 0 21600 21600" draw:type="rectangle" draw:enhanced-path="M 0 0 L 21600 0 21600 21600 0 21600 0 0 Z N"/></draw:custom-shape><draw:ellipse text:anchor-type="paragraph" draw:z-index="6" draw:name="Arc d'ellipse 1" draw:style-name="gr4" draw:text-style-name="P9" svg:width="2.752cm" svg:height="4.8cm" svg:x="-0.252cm" svg:y="4.269cm" draw:kind="arc" draw:start-angle="86.52" draw:end-angle="266.05"><text:p/></draw:ellipse><draw:frame text:anchor-type="paragraph" draw:z-index="7" draw:name="Cadre de texte 1" draw:style-name="gr13" draw:text-style-name="P8" svg:width="0.914cm" svg:height="0.671cm" svg:x="3.669cm" svg:y="5.207cm"><draw:text-box><text:p text:style-name="P12"><text:span text:style-name="T4">vrai</text:span></text:p></draw:text-box></draw:frame><draw:frame text:anchor-type="paragraph" draw:z-index="8" draw:name="Cadre de texte 2" draw:style-name="gr13" draw:text-style-name="P8" svg:width="0.914cm" svg:height="0.671cm" svg:x="5.851cm" svg:y="6.114cm"><draw:text-box><text:p text:style-name="P12"><text:span text:style-name="T4">vrai</text:span></text:p></draw:text-box></draw:frame><draw:frame text:anchor-type="paragraph" draw:z-index="9" draw:name="Cadre de texte 3" draw:style-name="gr13" draw:text-style-name="P8" svg:width="0.914cm" svg:height="0.671cm" svg:x="5.955cm" svg:y="3.627cm"><draw:text-box><text:p text:style-name="P12"><text:span text:style-name="T4">faux</text:span></text:p></draw:text-box></draw:frame><draw:custom-shape text:anchor-type="paragraph" draw:z-index="10" draw:name="Forme 7" draw:style-name="gr6" draw:text-style-name="P13" svg:width="4.733cm" svg:height="1.876cm" svg:x="1.072cm" svg:y="5.902cm"><text:p text:style-name="P12"><text:span text:style-name="T4">texte[pos] = lettre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11" draw:name="Cadre de texte 4" draw:style-name="gr13" draw:text-style-name="P8" svg:width="0.914cm" svg:height="0.671cm" svg:x="3.752cm" svg:y="7.777cm"><draw:text-box><text:p text:style-name="P12"><text:span text:style-name="T4">faux</text:span></text:p></draw:text-box></draw:frame><draw:custom-shape text:anchor-type="paragraph" draw:z-index="12" draw:name="Forme 4" draw:style-name="gr12" draw:text-style-name="P13" svg:width="2.67cm" svg:height="1.41cm" svg:x="8.47cm" svg:y="3.549cm"><text:p text:style-name="P12"><text:span text:style-name="T4"><text:tab/></text:span><text:span text:style-name="T4">-1</text:span></text:p><draw:enhanced-geometry svg:viewBox="0 0 21600 21600" draw:type="rectangle" draw:enhanced-path="M 0 0 L 21600 0 21600 21600 0 21600 0 0 Z N"/></draw:custom-shape><draw:custom-shape text:anchor-type="paragraph" draw:z-index="14" draw:name="Forme 9" draw:style-name="gr11" draw:text-style-name="P15" svg:width="1.227cm" svg:height="1.355cm" svg:x="10.52cm" svg:y="3.579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3" draw:name="Forme 10" draw:style-name="gr9" draw:text-style-name="P15" svg:width="0.98cm" svg:height="0.98cm" draw:transform="rotate (2.37626577659028) translate (11.1530694444444cm 4.93359722222222cm)"><text:p/>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</draw:custom-shape><draw:custom-shape text:anchor-type="paragraph" draw:z-index="15" draw:name="Forme 11" draw:style-name="gr12" draw:text-style-name="P13" svg:width="2.67cm" svg:height="1.41cm" svg:x="8.481cm" svg:y="6.163cm"><text:p text:style-name="P12"><text:span text:style-name="T4"><text:tab/></text:span><text:span text:style-name="T4">p</text:span><text:span text:style-name="T4">o</text:span><text:span text:style-name="T4">s</text:span></text:p><draw:enhanced-geometry svg:viewBox="0 0 21600 21600" draw:type="rectangle" draw:enhanced-path="M 0 0 L 21600 0 21600 21600 0 21600 0 0 Z N"/></draw:custom-shape><draw:custom-shape text:anchor-type="paragraph" draw:z-index="16" draw:name="Forme 12" draw:style-name="gr9" draw:text-style-name="P15" svg:width="0.98cm" svg:height="0.98cm" draw:transform="rotate (2.37626577659028) translate (11.1530694444444cm 7.54768055555556cm)"><text:p/>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</draw:custom-shape><draw:custom-shape text:anchor-type="paragraph" draw:z-index="17" draw:name="Forme 13" draw:style-name="gr11" draw:text-style-name="P15" svg:width="1.227cm" svg:height="1.355cm" svg:x="10.522cm" svg:y="6.193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8" draw:name="Ligne verticale 1" draw:style-name="gr2" draw:text-style-name="P9" svg:x1="3.381cm" svg:y1="0.363cm" svg:x2="3.381cm" svg:y2="1.464cm"><text:p/></draw:line><draw:line text:anchor-type="paragraph" draw:z-index="19" draw:name="Ligne 1" draw:style-name="gr2" draw:text-style-name="P9" svg:x1="3.454cm" svg:y1="2.498cm" svg:x2="3.445cm" svg:y2="3.332cm"><text:p/></draw:line><draw:line text:anchor-type="paragraph" draw:z-index="20" draw:name="Ligne 2" draw:style-name="gr2" draw:text-style-name="P9" svg:x1="3.475cm" svg:y1="5.207cm" svg:x2="3.445cm" svg:y2="5.902cm"><text:p/></draw:line><draw:line text:anchor-type="paragraph" draw:z-index="21" draw:name="Ligne 3" draw:style-name="gr2" draw:text-style-name="P9" svg:x1="3.424cm" svg:y1="7.777cm" svg:x2="3.413cm" svg:y2="8.558cm"><text:p/></draw:line><draw:line text:anchor-type="paragraph" draw:z-index="22" draw:name="Ligne horizontale 1" draw:style-name="gr2" draw:text-style-name="P9" svg:x1="0.893cm" svg:y1="4.269cm" svg:x2="1.105cm" svg:y2="4.269cm"><text:p/></draw:line><draw:line text:anchor-type="paragraph" draw:z-index="23" draw:name="Ligne horizontale 2" draw:style-name="gr2" draw:text-style-name="P9" svg:x1="5.805cm" svg:y1="6.837cm" svg:x2="8.481cm" svg:y2="6.837cm"><text:p/></draw:line><draw:line text:anchor-type="paragraph" draw:z-index="24" draw:name="Ligne 4" draw:style-name="gr2" draw:text-style-name="P9" svg:x1="5.837cm" svg:y1="4.275cm" svg:x2="8.47cm" svg:y2="4.233cm"><text:p/></draw:line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3)</text:p>
      <text:p text:style-name="P2">int chercheLettre(char texte[], char lettre) {</text:p>
      <text:p text:style-name="P2"><text:tab/>for (int pos = 0; pos &lt; strlen(texte); pos++)</text:p>
      <text:p text:style-name="P2"><text:tab/><text:tab/>if(texte[pos] == lettre)</text:p>
      <text:p text:style-name="P2"><text:tab/><text:tab/><text:tab/>return pos;</text:p>
      <text:p text:style-name="P2"><text:tab/>return -1; </text:p>
      <text:p text:style-name="P3">}</text:p>
      <text:p text:style-name="P3"/>
      <text:p text:style-name="P4"/>
      <text:p text:style-name="P4"/>
      <text:p text:style-name="P4"/>
      <text:p text:style-name="P4"><text:soft-page-break/>4)</text:p>
      <text:p text:style-name="P4">void mirroir(char txt[]) {</text:p>
      <text:p text:style-name="P4"><text:tab/>for(int pos = 0; pos &lt; strlen(texte); pos++) {</text:p>
      <text:p text:style-name="P4"><text:tab/><text:tab/><text:span text:style-name="T3">char c = txt[strlen(txt) - 1 – pos];</text:span></text:p>
      <text:p text:style-name="P5"><text:tab/><text:tab/><text:span text:style-name="T3">txt[strlen(txt) -1 – pos] = txt[pos] ;</text:span></text:p>
      <text:p text:style-name="P5"><text:tab/><text:tab/><text:span text:style-name="T3">txt[pos] = c ;</text:span></text:p>
      <text:p text:style-name="P5"><text:tab/><text:span text:style-name="T3">}</text:span></text:p>
      <text:p text:style-name="P6">}</text:p>
      <text:p text:style-name="P4"/>
      <text:p text:style-name="P4"/>
      <text:p text:style-name="P7"><draw:custom-shape text:anchor-type="paragraph" draw:z-index="25" draw:name="Forme 14" draw:style-name="gr10" draw:text-style-name="P13" svg:width="2.707cm" svg:height="1.41cm" svg:x="0.563cm" svg:y="2.058cm"><text:p text:style-name="P12"><text:span text:style-name="T4"><text:tab/></text:span><text:span text:style-name="T4">txt</text:span></text:p><draw:enhanced-geometry svg:viewBox="0 0 21600 21600" draw:type="rectangle" draw:enhanced-path="M 0 0 L 21600 0 21600 21600 0 21600 0 0 Z N"/></draw:custom-shape><draw:custom-shape text:anchor-type="paragraph" draw:z-index="27" draw:name="Forme 15" draw:style-name="gr8" draw:text-style-name="P14" svg:width="1.811cm" svg:height="1.902cm" svg:x="-0.647cm" svg:y="1.817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6" draw:name="Forme 16" draw:style-name="gr9" draw:text-style-name="P15" svg:width="0.98cm" svg:height="0.98cm" draw:transform="rotate (2.37626577659028) translate (0.578555555555556cm 3.44311111111111cm)"><text:p/>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</draw:custom-shape><draw:custom-shape text:anchor-type="paragraph" draw:z-index="28" draw:name="Forme 17" draw:style-name="gr7" draw:text-style-name="P13" svg:width="3.234cm" svg:height="0.992cm" svg:x="0.42cm" svg:y="4.302cm"><text:p text:style-name="P12"><text:span text:style-name="T4"><text:tab/></text:span><text:span text:style-name="T4">pos = 0</text:span></text:p><draw:enhanced-geometry svg:viewBox="0 0 21600 21600" draw:type="rectangle" draw:enhanced-path="M 0 0 L 21600 0 21600 21600 0 21600 0 0 Z N"/></draw:custom-shape><draw:custom-shape text:anchor-type="paragraph" draw:z-index="29" draw:name="Forme 18" draw:style-name="gr6" draw:text-style-name="P13" svg:width="4.733cm" svg:height="1.876cm" svg:x="-0.242cm" svg:y="6.131cm"><text:p text:style-name="P12"><text:span text:style-name="T4">pos &lt; </text:span><text:span text:style-name="T4">strlen(txt)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30" draw:name="Forme 19" draw:style-name="gr5" draw:text-style-name="P13" svg:width="5.06cm" svg:height="0.992cm" svg:x="-0.242cm" svg:y="8.991cm"><text:p text:style-name="P12"><text:span text:style-name="T4"><text:tab/></text:span><text:span text:style-name="T4">ECHANGE</text:span></text:p><draw:enhanced-geometry svg:viewBox="0 0 21600 21600" draw:type="rectangle" draw:enhanced-path="M 0 0 L 21600 0 21600 21600 0 21600 0 0 Z N"/></draw:custom-shape><draw:custom-shape text:anchor-type="paragraph" draw:z-index="31" draw:name="Forme 20" draw:style-name="gr5" draw:text-style-name="P13" svg:width="5.06cm" svg:height="0.992cm" svg:x="-0.335cm" svg:y="11.359cm"><text:p text:style-name="P12"><text:span text:style-name="T4"><text:tab/></text:span><text:span text:style-name="T4">pos = </text:span><text:span text:style-name="T4">pos + 1</text:span></text:p><draw:enhanced-geometry svg:viewBox="0 0 21600 21600" draw:type="rectangle" draw:enhanced-path="M 0 0 L 21600 0 21600 21600 0 21600 0 0 Z N"/></draw:custom-shape><draw:ellipse text:anchor-type="paragraph" draw:z-index="32" draw:name="Arc d'ellipse 2" draw:style-name="gr4" draw:text-style-name="P9" svg:width="2.752cm" svg:height="4.8cm" svg:x="-1.7cm" svg:y="7.015cm" draw:kind="arc" draw:start-angle="86.52" draw:end-angle="266.05"><text:p/></draw:ellipse><draw:line text:anchor-type="paragraph" draw:z-index="33" draw:name="Ligne verticale 2" draw:style-name="gr2" draw:text-style-name="P9" svg:x1="1.923cm" svg:y1="3.468cm" svg:x2="1.923cm" svg:y2="4.302cm"><text:p/></draw:line><draw:line text:anchor-type="paragraph" draw:z-index="34" draw:name="Ligne verticale 3" draw:style-name="gr2" draw:text-style-name="P9" svg:x1="2.094cm" svg:y1="5.293cm" svg:x2="2.094cm" svg:y2="6.131cm"><text:p/></draw:line><draw:line text:anchor-type="paragraph" draw:z-index="35" draw:name="Ligne 5" draw:style-name="gr3" draw:text-style-name="P11" svg:x1="2.108cm" svg:y1="8.006cm" svg:x2="2.094cm" svg:y2="8.99cm"><text:p text:style-name="P10"><text:span text:style-name="T4"/></text:p></draw:line><draw:line text:anchor-type="paragraph" draw:z-index="36" draw:name="Ligne 6" draw:style-name="gr2" draw:text-style-name="P9" svg:x1="2.046cm" svg:y1="9.982cm" svg:x2="2.016cm" svg:y2="11.36cm"><text:p/></draw:line><draw:line text:anchor-type="paragraph" draw:z-index="37" draw:name="Ligne horizontale 3" draw:style-name="gr2" draw:text-style-name="P9" svg:x1="-0.568cm" svg:y1="7.015cm" svg:x2="-0.242cm" svg:y2="7.015cm"><text:p/></draw:line><draw:frame text:anchor-type="paragraph" draw:z-index="38" draw:name="Cadre de texte 5" draw:style-name="gr1" draw:text-style-name="P8" svg:width="1.488cm" svg:height="0.586cm" svg:x="2.247cm" svg:y="8.006cm"><draw:text-box><text:p><text:span text:style-name="T4">Vrai</text:span></text:p></draw:text-box></draw:frame>5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Extrémités_20_de_20_flèche_20_1" draw:display-name="Extrémités de flèche 1" svg:viewBox="0 7 20 13" svg:d="M0 20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6:17:15.553918978</meta:creation-date>
    <dc:date>2024-11-18T17:07:55.575457118</dc:date>
    <meta:editing-duration>PT23M47S</meta:editing-duration>
    <meta:editing-cycles>7</meta:editing-cycles>
    <meta:generator>LibreOffice/24.2.6.2$Linux_X86_64 LibreOffice_project/420$Build-2</meta:generator>
    <meta:document-statistic meta:table-count="0" meta:image-count="0" meta:object-count="0" meta:page-count="2" meta:paragraph-count="29" meta:word-count="162" meta:character-count="955" meta:non-whitespace-character-count="800"/>
  </office:meta>
</office:document-meta>
</file>